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40000018EFCB5F2FE3720FD50.png" manifest:media-type="image/png"/>
  <manifest:file-entry manifest:full-path="Pictures/10000201000002F40000009440D85E10A6F3E159.png" manifest:media-type="image/png"/>
  <manifest:file-entry manifest:full-path="Pictures/10000000000009C40000061AAEB43F7B2DDE0C82.png" manifest:media-type="image/png"/>
  <manifest:file-entry manifest:full-path="Pictures/10000201000003C000000258E4EEC028D752C03B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Neue" svg:font-family="'Helvetica Neue'"/>
    <style:font-face style:name="Inter" svg:font-family="Inter"/>
    <style:font-face style:name="Inter ExtraLight" svg:font-family="'Inter ExtraLight'"/>
    <style:font-face style:name="Inter Light" svg:font-family="'Inter Light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TITLE_5f_1-title">
      <style:graphic-properties draw:stroke="none" svg:stroke-width="0cm" draw:fill="none" draw:textarea-vertical-align="bottom" draw:auto-grow-height="false" draw:fit-to-size="shrink-to-fit" style:shrink-to-fit="true" fo:min-height="6.362cm" fo:padding-top="0.141cm" fo:padding-bottom="0.141cm" fo:padding-left="0.141cm" fo:padding-right="0.141cm" fo:wrap-option="wrap"/>
    </style:style>
    <style:style style:name="pr2" style:family="presentation" style:parent-style-name="TITLE_5f_1-subtitle">
      <style:graphic-properties draw:stroke="none" svg:stroke-width="0cm" draw:fill="none" draw:fill-color="#ffffff" draw:textarea-vertical-align="top" draw:auto-grow-height="false" draw:fit-to-size="shrink-to-fit" style:shrink-to-fit="true" fo:min-height="22.098cm" fo:padding-top="0.141cm" fo:padding-bottom="0.141cm" fo:padding-left="0.141cm" fo:padding-right="0.141cm" fo:wrap-option="wrap"/>
    </style:style>
    <style:style style:name="pr3" style:family="presentation" style:parent-style-name="TITLE_5f_1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Blank-title">
      <style:graphic-properties draw:stroke="none" svg:stroke-width="0cm" draw:fill="none" draw:textarea-vertical-align="bottom" draw:auto-grow-height="false" draw:fit-to-size="false" style:shrink-to-fit="false" fo:min-height="6.362cm" fo:padding-top="0.141cm" fo:padding-bottom="0.141cm" fo:padding-left="0.141cm" fo:padding-right="0.141cm" fo:wrap-option="wrap"/>
    </style:style>
    <style:style style:name="pr5" style:family="presentation" style:parent-style-name="Blank-outline1">
      <style:graphic-properties draw:stroke="none" svg:stroke-width="0cm" draw:fill="none" draw:textarea-vertical-align="top" draw:auto-grow-height="false" draw:fit-to-size="shrink-to-fit" style:shrink-to-fit="true" fo:min-height="21.847cm" fo:padding-top="0.141cm" fo:padding-bottom="0.141cm" fo:padding-left="0.141cm" fo:padding-right="0.141cm" fo:wrap-option="wrap"/>
    </style:style>
    <style:style style:name="pr6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Loophole_20_Lab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Attribution-outline1">
      <style:graphic-properties draw:stroke="none" svg:stroke-width="0cm" draw:fill="none" draw:textarea-vertical-align="middle" draw:auto-grow-height="true" draw:fit-to-size="false" style:shrink-to-fit="false" fo:min-height="21.847cm" fo:padding-top="0.141cm" fo:padding-bottom="0.141cm" fo:padding-left="0.141cm" fo:padding-right="0.141cm" fo:wrap-option="wrap"/>
    </style:style>
    <style:style style:name="pr10" style:family="presentation" style:parent-style-name="Attribution-outline1">
      <style:graphic-properties draw:stroke="none" svg:stroke-width="0cm" draw:fill="none" draw:textarea-vertical-align="top" draw:auto-grow-height="true" draw:fit-to-size="false" style:shrink-to-fit="false" fo:min-height="21.847cm" fo:padding-top="0.141cm" fo:padding-bottom="0.141cm" fo:padding-left="0.141cm" fo:padding-right="0.141cm" fo:wrap-option="wrap"/>
    </style:style>
    <style:style style:name="pr11" style:family="presentation" style:parent-style-name="Attribution-outline1" style:list-style-name="L11">
      <style:graphic-properties draw:stroke="none" svg:stroke-width="0cm" draw:fill="none" draw:textarea-vertical-align="middle" draw:auto-grow-height="true" draw:fit-to-size="false" style:shrink-to-fit="false" fo:min-height="21.847cm" fo:padding-top="0.141cm" fo:padding-bottom="0.141cm" fo:padding-left="0.141cm" fo:padding-right="0.141cm" fo:wrap-option="wrap"/>
    </style:style>
    <style:style style:name="pr12" style:family="presentation" style:parent-style-name="Attribution-outline1" style:list-style-name="L11">
      <style:graphic-properties draw:stroke="none" svg:stroke-width="0cm" draw:fill="none" draw:textarea-vertical-align="middle" draw:auto-grow-height="true" draw:fit-to-size="false" style:shrink-to-fit="false" fo:min-height="21.847cm" fo:padding-top="0.141cm" fo:padding-bottom="0.141cm" fo:padding-left="0.141cm" fo:padding-right="0.141cm" fo:wrap-option="wrap"/>
    </style:style>
    <style:style style:name="pr13" style:family="presentation" style:parent-style-name="Attribution-outline1" style:list-style-name="L11">
      <style:graphic-properties draw:stroke="none" svg:stroke-width="0cm" draw:fill="none" draw:textarea-vertical-align="middle" draw:auto-grow-height="true" draw:fit-to-size="false" style:shrink-to-fit="false" fo:min-height="21.847cm" fo:padding-top="0.141cm" fo:padding-bottom="0.141cm" fo:padding-left="0.141cm" fo:padding-right="0.141cm" fo:wrap-option="wrap"/>
    </style:style>
    <style:style style:name="pr14" style:family="presentation" style:parent-style-name="Attribution-outline1" style:list-style-name="L11">
      <style:graphic-properties draw:stroke="none" svg:stroke-width="0cm" draw:fill="none" draw:textarea-vertical-align="middle" draw:auto-grow-height="true" draw:fit-to-size="false" style:shrink-to-fit="false" fo:min-height="21.847cm" fo:padding-top="0.141cm" fo:padding-bottom="0.141cm" fo:padding-left="0.141cm" fo:padding-right="0.141cm" fo:wrap-option="wrap"/>
    </style:style>
    <style:style style:name="pr15" style:family="presentation" style:parent-style-name="Attribution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39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75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17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style:font-name="Helvetica Neue" fo:font-size="22pt" fo:letter-spacing="normal" fo:font-style="normal" style:text-underline-style="none" fo:font-weight="normal" style:font-name-asian="Helvetica Neue" style:font-size-asian="22pt" style:font-style-asian="normal" style:font-weight-asian="normal" style:font-name-complex="Helvetica Neue" style:font-size-complex="22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12" style:family="paragraph">
      <loext:graphic-properties draw:fill="none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Inter" fo:font-size="48pt" fo:letter-spacing="normal" fo:font-style="normal" style:text-underline-style="none" fo:font-weight="normal" style:font-name-asian="Inter" style:font-size-asian="48pt" style:font-style-asian="normal" style:font-weight-asian="normal" style:font-name-complex="Inter" style:font-size-complex="48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Inter SemiBold" fo:font-size="133pt" fo:letter-spacing="normal" fo:font-style="normal" style:text-underline-style="none" fo:font-weight="normal" style:font-name-asian="Inter SemiBold" style:font-size-asian="133pt" style:font-style-asian="normal" style:font-weight-asian="normal" style:font-name-complex="Inter SemiBold" style:font-size-complex="133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Inter Light" fo:font-size="75pt" fo:letter-spacing="normal" fo:font-style="normal" style:text-underline-style="none" fo:font-weight="normal" style:font-name-asian="Inter Light" style:font-size-asian="75pt" style:font-style-asian="normal" style:font-weight-asian="normal" style:font-name-complex="Inter Light" style:font-size-complex="75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Inter SemiBold" fo:font-size="115.599998474121pt" fo:letter-spacing="normal" fo:font-style="normal" style:text-underline-style="none" fo:font-weight="normal" style:font-name-asian="Inter SemiBold" style:font-size-asian="115.599998474121pt" style:font-style-asian="normal" style:font-weight-asian="normal" style:font-name-complex="Inter SemiBold" style:font-size-complex="115.599998474121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Inter" fo:font-size="60pt" fo:letter-spacing="normal" fo:font-style="normal" style:text-underline-style="none" fo:font-weight="normal" style:font-name-asian="Inter" style:font-size-asian="60pt" style:font-style-asian="normal" style:font-weight-asian="normal" style:font-name-complex="Inter" style:font-size-complex="6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Inter SemiBold" fo:font-size="134pt" fo:letter-spacing="normal" fo:font-style="normal" style:text-underline-style="none" fo:font-weight="normal" style:font-name-asian="Inter SemiBold" style:font-size-asian="134pt" style:font-style-asian="normal" style:font-weight-asian="normal" style:font-name-complex="Inter SemiBold" style:font-size-complex="13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636cm" text:min-label-width="2.751cm"/>
        <style:text-properties style:font-name="Inter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636cm" text:min-label-width="2.75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636cm" text:min-label-width="2.751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9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1">
        <draw:frame draw:name="Google Shape;86;p12" presentation:style-name="pr1" draw:text-style-name="P2" draw:layer="layout" svg:width="42.927cm" svg:height="10.375cm" svg:x="2.987cm" svg:y="1.401cm" presentation:class="title" presentation:user-transformed="true">
          <draw:text-box>
            <text:p text:style-name="P1"><text:span text:style-name="T1">Title</text:span></text:p>
          </draw:text-box>
        </draw:frame>
        <draw:frame draw:name="Google Shape;87;p12" presentation:style-name="pr2" draw:text-style-name="P4" draw:layer="layout" svg:width="36.943cm" svg:height="5.215cm" svg:x="5.979cm" svg:y="11.777cm" presentation:class="subtitle" presentation:user-transformed="true">
          <draw:text-box>
            <text:p text:style-name="P3"><text:span text:style-name="T2">Subtitle</text:span></text:p>
          </draw:text-box>
        </draw:frame>
        <draw:custom-shape draw:name="Google Shape;88;p12" draw:style-name="gr1" draw:text-style-name="P5" draw:layer="layout" svg:width="8.332cm" svg:height="3.217cm" svg:x="20.285cm" svg:y="18.87cm">
          <text:p text:style-name="P3"><text:span text:style-name="T3">Name</text:span></text:p>
          <text:p text:style-name="P3"><text:span text:style-name="T3">@hand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3;g24923574118_1_3:notes" draw:style-name="gr2" draw:layer="layout" svg:width="16.932cm" svg:height="9.524cm" svg:x="1.059cm" svg:y="1.905cm" draw:page-number="1" presentation:class="page"/>
          <draw:frame draw:name="Google Shape;84;g24923574118_1_3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lide" draw:style-name="dp1" draw:master-page-name="Blank">
        <draw:frame draw:name="Google Shape;93;p13" presentation:style-name="pr4" draw:text-style-name="P8" draw:layer="layout" svg:width="63.115cm" svg:height="4.242cm" svg:x="2.309cm" svg:y="3.296cm" presentation:class="title" presentation:user-transformed="true">
          <draw:text-box>
            <text:p text:style-name="P7"><text:span text:style-name="T4">Slide</text:span></text:p>
          </draw:text-box>
        </draw:frame>
        <draw:frame draw:name="Google Shape;94;p13" presentation:style-name="pr5" draw:text-style-name="P11" xml:id="id1" draw:id="id1" draw:layer="layout" svg:width="63.115cm" svg:height="25.306cm" svg:x="2.309cm" svg:y="8.537cm" presentation:class="outline" presentation:user-transformed="true">
          <draw:text-box>
            <text:list text:style-name="L5">
              <text:list-item>
                <text:p xml:id="id2" text:id="id2" text:style-name="P9"><text:span text:style-name="T5">slide details</text:span></text:p>
              </text:list-item>
              <text:list-item>
                <text:p xml:id="id3" text:id="id3" text:style-name="P9"><text:span text:style-name="T5">more </text:span></text:p>
              </text:list-item>
            </text:list>
            <text:p xml:id="id4" text:id="id4" text:style-name="P10"><text:span text:style-name="T5"/></text:p>
            <text:p xml:id="id5" text:id="id5" text:style-name="P10"><text:span text:style-name="T5"/></text:p>
            <text:p xml:id="id6" text:id="id6" text:style-name="P10"><text:span text:style-name="T5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90;g24923574118_1_88:notes" draw:style-name="gr2" draw:layer="layout" svg:width="16.932cm" svg:height="9.524cm" svg:x="1.059cm" svg:y="1.905cm" draw:page-number="2" presentation:class="page"/>
          <draw:frame draw:name="Google Shape;91;g24923574118_1_88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lide" draw:style-name="dp1" draw:master-page-name="Blank">
        <draw:frame draw:name="Google Shape;99;p14" presentation:style-name="pr4" draw:text-style-name="P8" draw:layer="layout" svg:width="63.115cm" svg:height="4.242cm" svg:x="2.309cm" svg:y="3.296cm" presentation:class="title" presentation:user-transformed="true">
          <draw:text-box>
            <text:p text:style-name="P7"><text:span text:style-name="T4">Slide</text:span></text:p>
          </draw:text-box>
        </draw:frame>
        <draw:frame draw:name="Google Shape;100;p14" presentation:style-name="pr5" draw:text-style-name="P11" xml:id="id7" draw:id="id7" draw:layer="layout" svg:width="63.115cm" svg:height="25.306cm" svg:x="2.309cm" svg:y="8.537cm" presentation:class="outline" presentation:user-transformed="true">
          <draw:text-box>
            <text:list text:style-name="L5">
              <text:list-item>
                <text:p xml:id="id8" text:id="id8" text:style-name="P9"><text:span text:style-name="T5">slide details</text:span></text:p>
              </text:list-item>
              <text:list-item>
                <text:p xml:id="id9" text:id="id9" text:style-name="P9"><text:span text:style-name="T5">more </text:span></text:p>
              </text:list-item>
            </text:list>
            <text:p xml:id="id10" text:id="id10" text:style-name="P10"><text:span text:style-name="T5"/></text:p>
            <text:p xml:id="id11" text:id="id11" text:style-name="P10"><text:span text:style-name="T5"/></text:p>
            <text:p xml:id="id12" text:id="id12" text:style-name="P10"><text:span text:style-name="T5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96;g303aee6b505_0_3:notes" draw:style-name="gr2" draw:layer="layout" svg:width="16.932cm" svg:height="9.524cm" svg:x="1.059cm" svg:y="1.905cm" draw:page-number="3" presentation:class="page"/>
          <draw:frame draw:name="Google Shape;97;g303aee6b505_0_3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oophole_20_Labs">
        <presentation:notes draw:style-name="dp2">
          <draw:frame draw:name="Google Shape;102;g24923574118_2_12:notes" presentation:style-name="pr8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03;g24923574118_2_12:notes" draw:style-name="gr2" draw:layer="layout" svg:width="12.699cm" svg:height="9.524cm" svg:x="3.175cm" svg:y="1.905cm" draw:page-number="4" presentation:class="page"/>
        </presentation:notes>
      </draw:page>
      <draw:page draw:name="page5" draw:style-name="dp1" draw:master-page-name="Attribution">
        <draw:frame draw:name="Google Shape;109;p16" presentation:style-name="pr9" draw:text-style-name="P8" draw:layer="layout" svg:width="30.746cm" svg:height="22.129cm" svg:x="14.109cm" svg:y="-2.449cm" presentation:class="outline" presentation:user-transformed="true">
          <draw:text-box>
            <text:p text:style-name="P7"><text:span text:style-name="T6">Name</text:span></text:p>
          </draw:text-box>
        </draw:frame>
        <draw:frame draw:name="Google Shape;110;p16" presentation:style-name="pr10" draw:text-style-name="P11" draw:layer="layout" svg:width="30.746cm" svg:height="22.129cm" svg:x="14.109cm" svg:y="11.315cm" presentation:class="outline" presentation:user-transformed="true">
          <draw:text-box>
            <text:p text:style-name="P10"><text:span text:style-name="T5">Title <text:s text:c="2"/>- email@email.com</text:span></text:p>
          </draw:text-box>
        </draw:frame>
        <draw:frame draw:name="Google Shape;111;p16" presentation:style-name="pr11" draw:text-style-name="P12" draw:layer="layout" svg:width="16.853cm" svg:height="22.129cm" svg:x="14.109cm" svg:y="15.52cm" presentation:class="outline" presentation:placeholder="true" presentation:user-transformed="true">
          <draw:text-box/>
        </draw:frame>
        <draw:frame draw:name="Google Shape;112;p16" presentation:style-name="pr12" draw:text-style-name="P12" draw:layer="layout" svg:width="23.77cm" svg:height="22.129cm" svg:x="14.109cm" svg:y="18.412cm" presentation:class="outline" presentation:placeholder="true" presentation:user-transformed="true">
          <draw:text-box/>
        </draw:frame>
        <draw:frame draw:name="Google Shape;113;p16" presentation:style-name="pr13" draw:text-style-name="P12" draw:layer="layout" svg:width="13.142cm" svg:height="22.129cm" svg:x="14.109cm" svg:y="12.627cm" presentation:class="outline" presentation:placeholder="true" presentation:user-transformed="true">
          <draw:text-box/>
        </draw:frame>
        <draw:frame draw:name="Google Shape;114;p16" presentation:style-name="pr14" draw:text-style-name="P12" draw:layer="layout" svg:width="22.233cm" svg:height="22.129cm" svg:x="14.109cm" svg:y="9.678cm" presentation:class="outline" presentation:placeholder="true" presentation:user-transformed="true">
          <draw:text-box/>
        </draw:frame>
        <presentation:notes draw:style-name="dp2">
          <draw:frame draw:name="Google Shape;106;g24923574118_2_18:notes" presentation:style-name="pr15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07;g24923574118_2_18:notes" draw:style-name="gr2" draw:layer="layout" svg:width="12.699cm" svg:height="9.524cm" svg:x="3.175cm" svg:y="1.905cm" draw:page-number="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 Neue" svg:font-family="'Helvetica Neue'"/>
    <style:font-face style:name="Inter" svg:font-family="Inter"/>
    <style:font-face style:name="Inter ExtraLight" svg:font-family="'Inter ExtraLight'"/>
    <style:font-face style:name="Inter Light" svg:font-family="'Inter Light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msFillGradient_20_1" draw:display-name="msFillGradient 1" draw:style="linear" draw:start-color="#261859" draw:end-color="#322689" draw:start-intensity="100%" draw:end-intensity="100%" draw:angle="210" draw:border="0%"/>
    <draw:gradient draw:name="msFillGradient_20_2" draw:display-name="msFillGradient 2" draw:style="linear" draw:start-color="#261859" draw:end-color="#322689" draw:start-intensity="100%" draw:end-intensity="100%" draw:angle="210" draw:border="0%"/>
    <draw:fill-image draw:name="msFillBitmap_20_1" draw:display-name="msFillBitmap 1" xlink:href="Pictures/10000201000003C000000258E4EEC028D752C03B.png" xlink:type="simple" xlink:show="embed" xlink:actuate="onLoad"/>
    <draw:fill-image draw:name="msFillBitmap_20_2" draw:display-name="msFillBitmap 2" xlink:href="Pictures/10000201000003C000000258E4EEC028D752C03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1-background" style:display-name="TITLE_1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gradient" draw:fill-gradient-name="msFillGradient_20_1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oophole_20_Labs-background" style:display-name="Loophole Labs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Loophole_20_Labs-backgroundobjects" style:display-name="Loophole Lab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ophole_20_Labs-notes" style:display-name="Loophole Lab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ophole_20_Labs-outline1" style:display-name="Loophole Labs-outline1" style:family="presentation">
      <style:graphic-properties draw:stroke="none" draw:fill="none" draw:auto-grow-height="false" draw:fit-to-size="shrink-to-fit" style:shrink-to-fit="true">
        <text:list-style style:name="Loophole_20_Labs-outline1" style:display-name="Loophole Lab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oophole_20_Labs-outline2" style:display-name="Loophole Labs-outline2" style:family="presentation" style:parent-style-name="Loophole_20_Lab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Loophole_20_Labs-outline3" style:display-name="Loophole Labs-outline3" style:family="presentation" style:parent-style-name="Loophole_20_Lab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Loophole_20_Labs-outline4" style:display-name="Loophole Labs-outline4" style:family="presentation" style:parent-style-name="Loophole_20_Lab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Loophole_20_Labs-outline5" style:display-name="Loophole Labs-outline5" style:family="presentation" style:parent-style-name="Loophole_20_Labs-outline4">
      <style:paragraph-properties fo:margin-top="0.1cm" fo:margin-bottom="0cm"/>
      <style:text-properties fo:font-size="20pt" style:font-size-asian="20pt" style:font-size-complex="20pt"/>
    </style:style>
    <style:style style:name="Loophole_20_Labs-outline6" style:display-name="Loophole Labs-outline6" style:family="presentation" style:parent-style-name="Loophole_20_Labs-outline5">
      <style:paragraph-properties fo:margin-top="0.1cm" fo:margin-bottom="0cm"/>
      <style:text-properties fo:font-size="20pt" style:font-size-asian="20pt" style:font-size-complex="20pt"/>
    </style:style>
    <style:style style:name="Loophole_20_Labs-outline7" style:display-name="Loophole Labs-outline7" style:family="presentation" style:parent-style-name="Loophole_20_Labs-outline6">
      <style:paragraph-properties fo:margin-top="0.1cm" fo:margin-bottom="0cm"/>
      <style:text-properties fo:font-size="20pt" style:font-size-asian="20pt" style:font-size-complex="20pt"/>
    </style:style>
    <style:style style:name="Loophole_20_Labs-outline8" style:display-name="Loophole Labs-outline8" style:family="presentation" style:parent-style-name="Loophole_20_Labs-outline7">
      <style:paragraph-properties fo:margin-top="0.1cm" fo:margin-bottom="0cm"/>
      <style:text-properties fo:font-size="20pt" style:font-size-asian="20pt" style:font-size-complex="20pt"/>
    </style:style>
    <style:style style:name="Loophole_20_Labs-outline9" style:display-name="Loophole Labs-outline9" style:family="presentation" style:parent-style-name="Loophole_20_Labs-outline8">
      <style:paragraph-properties fo:margin-top="0.1cm" fo:margin-bottom="0cm"/>
      <style:text-properties fo:font-size="20pt" style:font-size-asian="20pt" style:font-size-complex="20pt"/>
    </style:style>
    <style:style style:name="Loophole_20_Labs-subtitle" style:display-name="Loophole Labs-subtitle" style:family="presentation">
      <style:graphic-properties draw:stroke="none" draw:fill="none" draw:textarea-vertical-align="middle">
        <text:list-style style:name="Loophole_20_Labs-subtitle" style:display-name="Loophole Lab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ophole_20_Labs-title" style:display-name="Loophole Labs-title" style:family="presentation">
      <style:graphic-properties draw:stroke="none" draw:fill="none" draw:textarea-vertical-align="middle">
        <text:list-style style:name="Loophole_20_Labs-title" style:display-name="Loophole Lab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ttribution-background" style:family="presentation">
      <style:graphic-properties draw:stroke="none" draw:fill="gradient" draw:fill-gradient-name="msFillGradient_20_2"/>
      <style:text-properties style:letter-kerning="true"/>
    </style:style>
    <style:style style:name="Attribu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ttribu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ttribution-outline1" style:family="presentation">
      <style:graphic-properties draw:stroke="none" draw:fill="none" draw:auto-grow-height="false" draw:fit-to-size="shrink-to-fit" style:shrink-to-fit="true">
        <text:list-style style:name="Attribu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ttribution-outline2" style:family="presentation" style:parent-style-name="Attribu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ttribution-outline3" style:family="presentation" style:parent-style-name="Attribu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ttribution-outline4" style:family="presentation" style:parent-style-name="Attribu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ttribution-outline5" style:family="presentation" style:parent-style-name="Attribution-outline4">
      <style:paragraph-properties fo:margin-top="0.1cm" fo:margin-bottom="0cm"/>
      <style:text-properties fo:font-size="20pt" style:font-size-asian="20pt" style:font-size-complex="20pt"/>
    </style:style>
    <style:style style:name="Attribution-outline6" style:family="presentation" style:parent-style-name="Attribution-outline5">
      <style:paragraph-properties fo:margin-top="0.1cm" fo:margin-bottom="0cm"/>
      <style:text-properties fo:font-size="20pt" style:font-size-asian="20pt" style:font-size-complex="20pt"/>
    </style:style>
    <style:style style:name="Attribution-outline7" style:family="presentation" style:parent-style-name="Attribution-outline6">
      <style:paragraph-properties fo:margin-top="0.1cm" fo:margin-bottom="0cm"/>
      <style:text-properties fo:font-size="20pt" style:font-size-asian="20pt" style:font-size-complex="20pt"/>
    </style:style>
    <style:style style:name="Attribution-outline8" style:family="presentation" style:parent-style-name="Attribution-outline7">
      <style:paragraph-properties fo:margin-top="0.1cm" fo:margin-bottom="0cm"/>
      <style:text-properties fo:font-size="20pt" style:font-size-asian="20pt" style:font-size-complex="20pt"/>
    </style:style>
    <style:style style:name="Attribution-outline9" style:family="presentation" style:parent-style-name="Attribution-outline8">
      <style:paragraph-properties fo:margin-top="0.1cm" fo:margin-bottom="0cm"/>
      <style:text-properties fo:font-size="20pt" style:font-size-asian="20pt" style:font-size-complex="20pt"/>
    </style:style>
    <style:style style:name="Attribution-subtitle" style:family="presentation">
      <style:graphic-properties draw:stroke="none" draw:fill="none" draw:textarea-vertical-align="middle">
        <text:list-style style:name="Attribu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ttribution-title" style:family="presentation">
      <style:graphic-properties draw:stroke="none" draw:fill="none" draw:textarea-vertical-align="middle">
        <text:list-style style:name="Attribu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gradient" draw:fill-gradient-name="msFillGradient_20_1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draw:background-size="border" draw:fill="gradient" draw:fill-gradient-name="msFillGradient_20_2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</style:style>
    <style:style style:name="Mgr6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</style:style>
    <style:style style:name="Mpr1" style:family="presentation" style:parent-style-name="TITLE_5f_1-backgroundobjects">
      <style:graphic-properties draw:stroke="none" svg:stroke-width="0cm" draw:fill="none" draw:fill-color="#ffffff" draw:textarea-vertical-align="bottom" draw:auto-grow-height="true" draw:fit-to-size="false" style:shrink-to-fit="false" fo:min-height="22.098cm" fo:padding-top="0.141cm" fo:padding-bottom="0.141cm" fo:padding-left="0.141cm" fo:padding-right="0.141cm" fo:wrap-option="wrap"/>
    </style:style>
    <style:style style:name="Mpr2" style:family="presentation" style:parent-style-name="TITLE_5f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bottom" draw:auto-grow-height="true" draw:fit-to-size="false" style:shrink-to-fit="false" fo:min-height="22.098cm" fo:padding-top="0.141cm" fo:padding-bottom="0.141cm" fo:padding-left="0.141cm" fo:padding-right="0.141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Loophole_20_Labs-backgroundobjects">
      <style:graphic-properties draw:stroke="none" svg:stroke-width="0cm" draw:fill="none" draw:fill-color="#ffffff" draw:textarea-vertical-align="bottom" draw:auto-grow-height="true" draw:fit-to-size="false" style:shrink-to-fit="false" fo:min-height="22.098cm" fo:padding-top="0.141cm" fo:padding-bottom="0.141cm" fo:padding-left="0.141cm" fo:padding-right="0.141cm" fo:wrap-option="wrap"/>
    </style:style>
    <style:style style:name="Mpr8" style:family="presentation" style:parent-style-name="Loophole_20_Labs-backgroundobjects">
      <style:graphic-properties draw:stroke="none" draw:fill="none" draw:fill-color="#ffffff" draw:auto-grow-height="false" fo:min-height="1.27cm"/>
    </style:style>
    <style:style style:name="Mpr9" style:family="presentation" style:parent-style-name="Loophole_20_Lab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Attribution-backgroundobjects">
      <style:graphic-properties draw:stroke="none" svg:stroke-width="0cm" draw:fill="none" draw:fill-color="#ffffff" draw:textarea-vertical-align="bottom" draw:auto-grow-height="true" draw:fit-to-size="false" style:shrink-to-fit="false" fo:min-height="22.098cm" fo:padding-top="0.141cm" fo:padding-bottom="0.141cm" fo:padding-left="0.141cm" fo:padding-right="0.141cm" fo:wrap-option="wrap"/>
    </style:style>
    <style:style style:name="Mpr11" style:family="presentation" style:parent-style-name="Attribution-backgroundobjects">
      <style:graphic-properties draw:stroke="none" draw:fill="none" draw:fill-color="#ffffff" draw:auto-grow-height="false" fo:min-height="1.27cm"/>
    </style:style>
    <style:style style:name="Mpr12" style:family="presentation" style:parent-style-name="Attribu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Helvetica Neue" fo:font-size="18pt" fo:letter-spacing="normal" fo:font-style="normal" style:text-underline-style="none" fo:font-weight="normal" style:font-name-asian="Helvetica Neue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Inter ExtraLight" fo:font-size="48pt" fo:letter-spacing="normal" fo:font-style="normal" style:text-underline-style="none" fo:font-weight="normal" style:font-name-asian="Inter ExtraLight" style:font-size-asian="48pt" style:font-style-asian="normal" style:font-weight-asian="normal" style:font-name-complex="Inter ExtraLight" style:font-size-complex="4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1" style:display-name="TITLE_1" style:page-layout-name="PM1" draw:style-name="Mdp1">
      <draw:frame draw:name="Google Shape;6;p1" draw:style-name="Mgr3" draw:text-style-name="MP5" draw:layer="backgroundobjects" svg:width="67.732cm" svg:height="42.332cm" svg:x="0cm" svg:y="-2.117cm">
        <draw:image xlink:href="Pictures/10000000000009C40000061AAEB43F7B2DDE0C82.png" xlink:type="simple" xlink:show="embed" xlink:actuate="onLoad">
          <text:p/>
        </draw:image>
      </draw:frame>
      <draw:frame draw:name="Google Shape;7;p1" draw:style-name="Mgr3" draw:text-style-name="MP5" draw:layer="backgroundobjects" svg:width="13.327cm" svg:height="2.608cm" svg:x="2.541cm" svg:y="32.949cm">
        <draw:image xlink:href="Pictures/10000201000002F40000009440D85E10A6F3E159.png" xlink:type="simple" xlink:show="embed" xlink:actuate="onLoad">
          <text:p/>
        </draw:image>
      </draw:frame>
      <draw:frame draw:name="Google Shape;75;p10" presentation:style-name="TITLE_5f_1-title" draw:layer="backgroundobjects" svg:width="63.115cm" svg:height="15.203cm" svg:x="2.309cm" svg:y="5.515cm" presentation:class="title" presentation:placeholder="true" presentation:user-transformed="true">
        <draw:text-box/>
      </draw:frame>
      <draw:frame draw:name="Google Shape;77;p10" presentation:style-name="Mpr1" draw:text-style-name="MP7" draw:layer="backgroundobjects" svg:width="4.063cm" svg:height="22.38cm" svg:x="62.759cm" svg:y="13.216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5f_1-outline1" draw:layer="backgroundobjects" svg:width="60.958cm" svg:height="22.097cm" svg:x="3.386cm" svg:y="8.915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9.798cm" svg:height="11.136cm" svg:x="0.6cm" svg:y="2.257cm" presentation:class="page"/>
        <draw:frame presentation:style-name="TITLE_5f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6;p1" draw:style-name="Mgr3" draw:text-style-name="MP5" draw:layer="backgroundobjects" drawooo:display="printer" svg:width="67.732cm" svg:height="42.332cm" svg:x="0cm" svg:y="-2.117cm">
        <draw:image xlink:href="Pictures/10000000000009C40000061AAEB43F7B2DDE0C82.png" xlink:type="simple" xlink:show="embed" xlink:actuate="onLoad">
          <text:p/>
        </draw:image>
      </draw:frame>
      <draw:frame draw:name="Google Shape;7;p1" draw:style-name="Mgr3" draw:text-style-name="MP5" draw:layer="backgroundobjects" drawooo:display="printer" svg:width="13.327cm" svg:height="2.608cm" svg:x="2.541cm" svg:y="32.949cm">
        <draw:image xlink:href="Pictures/10000201000002F40000009440D85E10A6F3E159.png" xlink:type="simple" xlink:show="embed" xlink:actuate="onLoad">
          <text:p/>
        </draw:image>
      </draw:frame>
      <draw:frame draw:name="Google Shape;71;p9" draw:style-name="Mgr3" draw:text-style-name="MP5" draw:layer="backgroundobjects" svg:width="2.371cm" svg:height="2.537cm" svg:x="2.551cm" svg:y="33.012cm">
        <draw:image xlink:href="Pictures/10000201000001740000018EFCB5F2FE3720FD50.png" xlink:type="simple" xlink:show="embed" xlink:actuate="onLoad">
          <text:p/>
        </draw:image>
      </draw:frame>
      <draw:frame draw:name="Google Shape;72;p9" presentation:style-name="Mpr4" draw:text-style-name="MP7" draw:layer="backgroundobjects" svg:width="1.023cm" svg:height="22.38cm" svg:x="33.337cm" svg:y="14.996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custom-shape draw:name="Google Shape;73;p9" draw:style-name="Mgr4" draw:text-style-name="MP9" draw:layer="backgroundobjects" svg:width="8.332cm" svg:height="1.525cm" svg:x="59.141cm" svg:y="34.373cm">
        <text:p text:style-name="MP8"><text:span text:style-name="MT2">@handl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60.958cm" svg:height="6.361cm" svg:x="3.386cm" svg:y="1.52cm" presentation:class="title" presentation:placeholder="true">
        <draw:text-box/>
      </draw:frame>
      <draw:frame presentation:style-name="Blank-outline1" draw:layer="backgroundobjects" svg:width="60.958cm" svg:height="22.097cm" svg:x="3.386cm" svg:y="8.915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oophole_20_Labs" style:display-name="Loophole Labs" style:page-layout-name="PM1" draw:style-name="Mdp3">
      <draw:frame draw:name="Google Shape;6;p1" draw:style-name="Mgr3" draw:text-style-name="MP5" draw:layer="backgroundobjects" drawooo:display="printer" svg:width="67.732cm" svg:height="42.332cm" svg:x="0cm" svg:y="-2.117cm">
        <draw:image xlink:href="Pictures/10000000000009C40000061AAEB43F7B2DDE0C82.png" xlink:type="simple" xlink:show="embed" xlink:actuate="onLoad">
          <text:p/>
        </draw:image>
      </draw:frame>
      <draw:frame draw:name="Google Shape;7;p1" draw:style-name="Mgr3" draw:text-style-name="MP5" draw:layer="backgroundobjects" drawooo:display="printer" svg:width="13.327cm" svg:height="2.608cm" svg:x="2.541cm" svg:y="32.949cm">
        <draw:image xlink:href="Pictures/10000201000002F40000009440D85E10A6F3E159.png" xlink:type="simple" xlink:show="embed" xlink:actuate="onLoad">
          <text:p/>
        </draw:image>
      </draw:frame>
      <draw:frame draw:name="Google Shape;61;p8" draw:style-name="Mgr3" draw:text-style-name="MP5" draw:layer="backgroundobjects" svg:width="67.732cm" svg:height="42.332cm" svg:x="0cm" svg:y="-2.117cm">
        <draw:image xlink:href="Pictures/10000000000009C40000061AAEB43F7B2DDE0C82.png" xlink:type="simple" xlink:show="embed" xlink:actuate="onLoad">
          <text:p/>
        </draw:image>
      </draw:frame>
      <draw:frame draw:name="Google Shape;62;p8" draw:style-name="Mgr3" draw:text-style-name="MP5" draw:layer="backgroundobjects" svg:width="35.741cm" svg:height="6.996cm" svg:x="2.527cm" svg:y="5.062cm">
        <draw:image xlink:href="Pictures/10000201000002F40000009440D85E10A6F3E159.png" xlink:type="simple" xlink:show="embed" xlink:actuate="onLoad">
          <text:p/>
        </draw:image>
      </draw:frame>
      <draw:custom-shape draw:name="Google Shape;63;p8" draw:style-name="Mgr5" draw:text-style-name="MP9" draw:layer="backgroundobjects" svg:width="12.341cm" svg:height="0.882cm" svg:x="14.109cm" svg:y="25.4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4;p8" draw:style-name="Mgr5" draw:text-style-name="MP9" draw:layer="backgroundobjects" svg:width="18.891cm" svg:height="0.882cm" svg:x="14.109cm" svg:y="28.30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5;p8" draw:style-name="Mgr6" draw:text-style-name="MP9" draw:layer="backgroundobjects" svg:width="4.081cm" svg:height="2.315cm" svg:x="9.245cm" svg:y="25.44cm">
        <text:p text:style-name="MP10"><text:span text:style-name="MT3">web: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6;p8" draw:style-name="Mgr6" draw:text-style-name="MP9" draw:layer="backgroundobjects" svg:width="6.522cm" svg:height="2.315cm" svg:x="6.804cm" svg:y="28.332cm">
        <text:p text:style-name="MP10"><text:span text:style-name="MT3">discord: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7;p8" draw:style-name="Mgr5" draw:text-style-name="MP9" draw:layer="backgroundobjects" svg:width="13.149cm" svg:height="0.882cm" svg:x="14.109cm" svg:y="22.5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8;p8" draw:style-name="Mgr6" draw:text-style-name="MP9" draw:layer="backgroundobjects" svg:width="5.834cm" svg:height="2.315cm" svg:x="7.492cm" svg:y="22.547cm">
        <text:p text:style-name="MP10"><text:span text:style-name="MT3">twitter: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9;p8" presentation:style-name="Mpr7" draw:text-style-name="MP7" draw:layer="backgroundobjects" svg:width="1.023cm" svg:height="22.38cm" svg:x="33.355cm" svg:y="14.996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Loophole_20_Labs-title" draw:layer="backgroundobjects" svg:width="60.958cm" svg:height="6.361cm" svg:x="3.386cm" svg:y="1.52cm" presentation:class="title" presentation:placeholder="true">
        <draw:text-box/>
      </draw:frame>
      <draw:frame presentation:style-name="Loophole_20_Labs-outline1" draw:layer="backgroundobjects" svg:width="60.958cm" svg:height="22.097cm" svg:x="3.386cm" svg:y="8.915cm" presentation:class="outline" presentation:placeholder="true">
        <draw:text-box/>
      </draw:frame>
      <presentation:notes style:page-layout-name="PM2">
        <draw:page-thumbnail presentation:style-name="Loophole_20_Labs-title" draw:layer="backgroundobjects" svg:width="16.932cm" svg:height="9.524cm" svg:x="1.058cm" svg:y="1.93cm" presentation:class="page"/>
        <draw:frame presentation:style-name="Loophole_20_Lab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ttribution" style:page-layout-name="PM1" draw:style-name="Mdp4">
      <draw:frame draw:name="Google Shape;6;p1" draw:style-name="Mgr3" draw:text-style-name="MP5" draw:layer="backgroundobjects" drawooo:display="printer" svg:width="67.732cm" svg:height="42.332cm" svg:x="0cm" svg:y="-2.117cm">
        <draw:image xlink:href="Pictures/10000000000009C40000061AAEB43F7B2DDE0C82.png" xlink:type="simple" xlink:show="embed" xlink:actuate="onLoad">
          <text:p/>
        </draw:image>
      </draw:frame>
      <draw:frame draw:name="Google Shape;7;p1" draw:style-name="Mgr3" draw:text-style-name="MP5" draw:layer="backgroundobjects" drawooo:display="printer" svg:width="13.327cm" svg:height="2.608cm" svg:x="2.541cm" svg:y="32.949cm">
        <draw:image xlink:href="Pictures/10000201000002F40000009440D85E10A6F3E159.png" xlink:type="simple" xlink:show="embed" xlink:actuate="onLoad">
          <text:p/>
        </draw:image>
      </draw:frame>
      <draw:frame draw:name="Google Shape;46;p7" presentation:style-name="Attribution-outline1" draw:layer="backgroundobjects" svg:width="30.746cm" svg:height="100.282cm" svg:x="14.109cm" svg:y="-40.837cm" presentation:class="outline" presentation:placeholder="true" presentation:user-transformed="true">
        <draw:text-box/>
      </draw:frame>
      <draw:frame draw:name="Google Shape;47;p7" presentation:style-name="Attribution-outline1" draw:layer="backgroundobjects" svg:width="8.243cm" svg:height="8.243cm" svg:x="5.083cm" svg:y="6.182cm" presentation:class="outline" presentation:placeholder="true" presentation:user-transformed="true">
        <draw:text-box/>
      </draw:frame>
      <draw:frame draw:name="Google Shape;48;p7" presentation:style-name="Attribution-outline1" draw:layer="backgroundobjects" svg:width="29.333cm" svg:height="24.343cm" svg:x="14.109cm" svg:y="11.315cm" presentation:class="outline" presentation:placeholder="true" presentation:user-transformed="true">
        <draw:text-box/>
      </draw:frame>
      <draw:frame draw:name="Google Shape;49;p7" presentation:style-name="Attribution-outline1" draw:layer="backgroundobjects" svg:width="7.013cm" svg:height="7.013cm" svg:x="55.646cm" svg:y="23.657cm" presentation:class="outline" presentation:placeholder="true" presentation:user-transformed="true">
        <draw:text-box/>
      </draw:frame>
      <draw:frame draw:name="Google Shape;50;p7" draw:style-name="Mgr3" draw:text-style-name="MP5" draw:layer="backgroundobjects" svg:width="13.327cm" svg:height="2.608cm" svg:x="2.541cm" svg:y="32.949cm">
        <draw:image xlink:href="Pictures/10000201000002F40000009440D85E10A6F3E159.png" xlink:type="simple" xlink:show="embed" xlink:actuate="onLoad">
          <text:p/>
        </draw:image>
      </draw:frame>
      <draw:frame draw:name="Google Shape;51;p7" presentation:style-name="Attribution-outline1" draw:layer="backgroundobjects" svg:width="8.446cm" svg:height="100.282cm" svg:x="14.109cm" svg:y="-23.543cm" presentation:class="outline" presentation:placeholder="true" presentation:user-transformed="true">
        <draw:text-box/>
      </draw:frame>
      <draw:frame draw:name="Google Shape;52;p7" presentation:style-name="Attribution-outline1" draw:layer="backgroundobjects" svg:width="14.039cm" svg:height="44.134cm" svg:x="14.109cm" svg:y="7.423cm" presentation:class="outline" presentation:placeholder="true" presentation:user-transformed="true">
        <draw:text-box/>
      </draw:frame>
      <draw:custom-shape draw:name="Google Shape;53;p7" draw:style-name="Mgr6" draw:text-style-name="MP9" draw:layer="backgroundobjects" svg:width="4.081cm" svg:height="2.315cm" svg:x="9.245cm" svg:y="25.44cm">
        <text:p text:style-name="MP10"><text:span text:style-name="MT3">web: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4;p7" draw:style-name="Mgr6" draw:text-style-name="MP9" draw:layer="backgroundobjects" svg:width="6.67cm" svg:height="2.315cm" svg:x="6.656cm" svg:y="28.332cm">
        <text:p text:style-name="MP10"><text:span text:style-name="MT3">linkedin: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5;p7" presentation:style-name="Attribution-outline1" draw:layer="backgroundobjects" svg:width="13.142cm" svg:height="46.165cm" svg:x="14.109cm" svg:y="0.622cm" presentation:class="outline" presentation:placeholder="true" presentation:user-transformed="true">
        <draw:text-box/>
      </draw:frame>
      <draw:custom-shape draw:name="Google Shape;56;p7" draw:style-name="Mgr6" draw:text-style-name="MP9" draw:layer="backgroundobjects" svg:width="5.834cm" svg:height="2.315cm" svg:x="7.492cm" svg:y="22.547cm">
        <text:p text:style-name="MP10"><text:span text:style-name="MT3">twitter: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7;p7" presentation:style-name="Attribution-outline1" draw:layer="backgroundobjects" svg:width="10.032cm" svg:height="88.816cm" svg:x="14.109cm" svg:y="-23.596cm" presentation:class="outline" presentation:placeholder="true" presentation:user-transformed="true">
        <draw:text-box/>
      </draw:frame>
      <draw:custom-shape draw:name="Google Shape;58;p7" draw:style-name="Mgr6" draw:text-style-name="MP9" draw:layer="backgroundobjects" svg:width="7.198cm" svg:height="2.315cm" svg:x="6.128cm" svg:y="19.654cm">
        <text:p text:style-name="MP10"><text:span text:style-name="MT3">blue sky: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9;p7" presentation:style-name="Mpr10" draw:text-style-name="MP7" draw:layer="backgroundobjects" svg:width="1.023cm" svg:height="22.38cm" svg:x="33.337cm" svg:y="14.996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Attribution-title" draw:layer="backgroundobjects" svg:width="16.932cm" svg:height="9.524cm" svg:x="1.058cm" svg:y="1.93cm" presentation:class="page"/>
        <draw:frame presentation:style-name="Attribution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8"/>
    <meta:generator>LibreOfficeDev/6.0.5.2$Linux_X86_64 LibreOffice_project/</meta:generator>
  </office:meta>
</office:document-meta>
</file>